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WriterResultHandler.writeBody( @ Nullable Object body , MethodParameter bodyParameter , @ Nullable MethodParameter actualParam , ServerWebExchange exchange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AbstractMessageWriterResultHandler.getElementType( ReactiveAdapter adapter , ResolvableType generic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essageWriterResultHandler.getMediaTypesFor( ResolvableType elem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WriterResultHandler.get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WriterResultHandler.AbstractMessageWriterResultHandler( List &lt; HttpMessageWriter &lt; ? &gt; &gt; messageWriters , RequestedContentTypeResolver contentTyp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WriterResultHandler.AbstractMessageWriterResultHandler( List &lt; HttpMessageWriter &lt; ? &gt; &gt; messageWriters , RequestedContentTypeResolver contentTypeResolver ,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WriterResultHandler.writeBody( @ Nullable Object body , MethodParameter bodyParamet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